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style:font-name-asian="Microsoft YaHei" style:font-name-complex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;Courier New;DejaVu Sans Mono" style:font-name-asian="Microsoft YaHei" style:font-name-complex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;Courier New;DejaVu Sans Mono" style:font-name-asian="Liberation Mono;Courier New;DejaVu Sans Mono" style:font-name-complex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Mono;Courier New;DejaVu Sans Mono" style:font-name-asian="Liberation Mono;Courier New;DejaVu Sans Mono" style:font-name-complex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2" style:family="text">
      <style:text-properties fo:color="#cc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5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8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pan text:style-name="T3">SCENARIO</text:span><text:span text:style-name="T4">.climate_id</text:span>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junk4 <text:s text:c="22"/>e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5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">SCENARIO</text:span><text:span text:style-name="T7">.monuments</text:span></text:p>
          </table:table-cell>
          <table:table-cell table:number-columns-repeated="2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8">??? (full of 00) </text:span><text:span text:style-name="T10">(*13416 bytes from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8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8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5200" calcext:value-type="float">
            <text:p>15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8">200 * </text:span>98-byte</text:p>
          </table:table-cell>
          <table:table-cell table:style-name="ce201" office:value-type="string" calcext:value-type="string">
            <text:p><text:span text:style-name="T8">Empire elements </text:span><text:span text:style-name="T11">(*19600 bytes from version 160</text:span><text:span text:style-name="T12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8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5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8">4-byte </text:span><text:span text:style-name="T9">grid</text:span></text:p>
          </table:table-cell>
          <table:table-cell table:style-name="ce166" office:value-type="string" calcext:value-type="string">
            <text:p><text:span text:style-name="T8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8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1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3">957</text:span><text:span text:style-name="T14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3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3">793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3">74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3">75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6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7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3">76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2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3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3">76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8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9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3">77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3">77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3">78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3">787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88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3">789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0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3">791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2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3">1096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3">2381</text:span><text:span text:style-name="T14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3">1095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3">2377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3">1101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3">1100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3">2390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3">1071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3">1070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3">1072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3">2431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3">1087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5">1318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3">2297</text:span><text:span text:style-name="T14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7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7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3">1315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7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3">1315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3">1319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7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7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7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7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7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6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7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7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3">2689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7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7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7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7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7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7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7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7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7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7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3">827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7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7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7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7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3">1341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3">1313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3">132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3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3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3">224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3">227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3">2255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3">2261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3">2267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3">227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3">2170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3">219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3">92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3">934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3">843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3">990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7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3">94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3">1028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3">91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3">95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3">1051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3">823 </text:span><text:span text:style-name="T14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3">816 </text:span><text:span text:style-name="T14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3">2741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3">2742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3">2743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3">2744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3">2745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7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3">928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3">123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3">2342</text:span><text:span text:style-name="T14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3">2323</text:span><text:span text:style-name="T14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7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3">856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3">87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3">887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7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7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7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3">839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3">794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7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3">2201</text:span><text:span text:style-name="T14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7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7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7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7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3">97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3">93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3">90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3">130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3">2406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3">92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3">93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3">93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8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3"/>
        <table:table-column table:style-name="co35" table:default-cell-style-name="ce285"/>
        <table:table-column table:style-name="co37" table:default-cell-style-name="ce138"/>
        <table:table-column table:style-name="co38" table:default-cell-style-name="ce400"/>
        <table:table-column table:style-name="co36" table:number-columns-repeated="2" table:default-cell-style-name="ce400"/>
        <table:table-column table:style-name="co35" table:number-columns-repeated="2" table:default-cell-style-name="ce400"/>
        <table:table-column table:style-name="co39" table:default-cell-style-name="ce400"/>
        <table:table-column table:style-name="co2" table:default-cell-style-name="ce400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3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08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09" office:value-type="string" calcext:value-type="string">
            <text:p>00</text:p>
          </table:table-cell>
          <table:table-cell table:style-name="ce414" table:number-columns-repeated="3"/>
          <table:table-cell table:style-name="ce414" office:value-type="string" calcext:value-type="string">
            <text:p>x</text:p>
          </table:table-cell>
          <table:table-cell table:style-name="ce414" table:number-columns-repeated="2"/>
          <table:table-cell table:number-columns-repeated="2" table:style-name="ce414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4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0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398" table:number-columns-repeated="2"/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1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1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394" table:number-columns-repeated="2"/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1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394" table:number-columns-repeated="2"/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1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394" table:number-columns-repeated="2"/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table:number-columns-repeated="2"/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516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8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8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8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03T10:27:50.617000000</dc:date>
    <meta:editing-duration>P106DT18H58M51S</meta:editing-duration>
    <meta:editing-cycles>643</meta:editing-cycles>
    <meta:generator>LibreOffice/6.4.3.2$Windows_X86_64 LibreOffice_project/747b5d0ebf89f41c860ec2a39efd7cb15b54f2d8</meta:generator>
    <meta:document-statistic meta:table-count="6" meta:cell-count="3263" meta:object-count="0"/>
  </office:meta>
</office:document-meta>
</file>